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HistoryInfo.getVersionHistor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HistoryInfo.getRootVer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HistoryInfo.VersionHistoryInfo( NodeId versionHistoryId , NodeId rootVer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